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paragraph-rsid="0018259e"/>
    </style:style>
    <style:style style:name="P2" style:family="paragraph" style:parent-style-name="Standard">
      <style:text-properties fo:language="it" fo:country="IT" officeooo:paragraph-rsid="001416b9"/>
    </style:style>
    <style:style style:name="P3" style:family="paragraph" style:parent-style-name="Standard" style:list-style-name="L1">
      <style:text-properties fo:language="it" fo:country="IT" officeooo:paragraph-rsid="001416b9"/>
    </style:style>
    <style:style style:name="P4" style:family="paragraph" style:parent-style-name="Standard" style:list-style-name="L1">
      <style:text-properties fo:language="it" fo:country="IT" officeooo:paragraph-rsid="001ce89b"/>
    </style:style>
    <style:style style:name="P5" style:family="paragraph" style:parent-style-name="Standard" style:list-style-name="L1">
      <style:text-properties fo:language="it" fo:country="IT" officeooo:paragraph-rsid="001e44b5"/>
    </style:style>
    <style:style style:name="P6" style:family="paragraph" style:parent-style-name="Standard" style:list-style-name="L1">
      <style:text-properties fo:language="it" fo:country="IT" officeooo:paragraph-rsid="001661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ice </text:p>
      <text:p text:style-name="P2"/>
      <text:list xml:id="list2591554124769891702" text:style-name="L1">
        <text:list-item>
          <text:p text:style-name="P3">Patterns utilizzati e loro impiego</text:p>
          <text:list>
            <text:list-item>
              <text:p text:style-name="P3">Model-View-Controller [Su Server, e su Client]</text:p>
            </text:list-item>
            <text:list-item>
              <text:p text:style-name="P3">Command [per la logica del turno, con le azioni incapsulate in oggetti (v.DesignNotebook)]</text:p>
            </text:list-item>
            <text:list-item>
              <text:p text:style-name="P3">Observer – Observable [in più occasioni, sul Server e sul Client]</text:p>
            </text:list-item>
            <text:list-item>
              <text:p text:style-name="P3">Singleton [non credo che resti un Server-wide singleton, a parte il Server stesso, cercare se c'è qualche game-wide singleton]</text:p>
            </text:list-item>
            <text:list-item>
              <text:p text:style-name="P4">Proxy (in ProxyToServer, anche se la nostra è una variante)</text:p>
            </text:list-item>
            <text:list-item>
              <text:p text:style-name="P4">State (sepolto in gamemap&gt;qdgenerator)</text:p>
            </text:list-item>
            <text:list-item>
              <text:p text:style-name="P4">Factory (il mapCreator dentro a Master)</text:p>
            </text:list-item>
            <text:list-item>
              <text:p text:style-name="P3">e?</text:p>
            </text:list-item>
          </text:list>
        </text:list-item>
        <text:list-item>
          <text:p text:style-name="P3">Progettazione e struttura delle varie parti del programma</text:p>
          <text:list>
            <text:list-item>
              <text:p text:style-name="P3">Struttura generale</text:p>
              <text:list>
                <text:list-item>
                  <text:p text:style-name="P4">Perchè scegliere un doppio MVC</text:p>
                </text:list-item>
                <text:list-item>
                  <text:p text:style-name="P5">Problema del “turno incompleto”, timeout e override</text:p>
                </text:list-item>
              </text:list>
            </text:list-item>
            <text:list-item>
              <text:p text:style-name="P3">Il Server</text:p>
              <text:list>
                <text:list-item>
                  <text:p text:style-name="P3">Caselle per la mappa</text:p>
                </text:list-item>
                <text:list-item>
                  <text:p text:style-name="P3">Carte e Mazzi</text:p>
                </text:list-item>
                <text:list-item>
                  <text:p text:style-name="P3">Il turno e le Azioni</text:p>
                </text:list-item>
                <text:list-item>
                  <text:p text:style-name="P3">Il resto del controller</text:p>
                </text:list-item>
                <text:list-item>
                  <text:p text:style-name="P3">La connessione, mediante socket</text:p>
                </text:list-item>
                <text:list-item>
                  <text:p text:style-name="P3">La gestione delle partite (Master e GameMaster)</text:p>
                </text:list-item>
                <text:list-item>
                  <text:p text:style-name="P3">MapLoader e Mapwriter</text:p>
                </text:list-item>
                <text:list-item>
                  <text:p text:style-name="P3">StringRes, Logger, GlobalOptions</text:p>
                </text:list-item>
              </text:list>
            </text:list-item>
            <text:list-item>
              <text:p text:style-name="P3">Il Client</text:p>
              <text:list>
                <text:list-item>
                  <text:p text:style-name="P4">I tipi di client: nc vs java-cli vs java-swing</text:p>
                </text:list-item>
                <text:list-item>
                  <text:p text:style-name="P3">Struttura del client</text:p>
                </text:list-item>
                <text:list-item>
                  <text:p text:style-name="P3">Client con linea di comando </text:p>
                </text:list-item>
                <text:list-item>
                  <text:p text:style-name="P3">Client con Swing</text:p>
                </text:list-item>
                <text:list-item>
                  <text:p text:style-name="P3">Comunicazione mediante RMI</text:p>
                </text:list-item>
                <text:list-item>
                  <text:p text:style-name="P6">e?</text:p>
                </text:list-item>
              </text:list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3T10:36:49</meta:creation-date>
    <dc:date>2015-06-19T18:49:02</dc:date>
    <meta:editing-duration>PT23M23S</meta:editing-duration>
    <meta:editing-cycles>12</meta:editing-cycles>
    <meta:generator>LibreOffice/4.0.4.2$Linux_X86_64 LibreOffice_project/400m0$Build-2</meta:generator>
    <dc:creator>Andrea </dc:creator>
    <meta:document-statistic meta:table-count="0" meta:image-count="0" meta:object-count="0" meta:page-count="1" meta:paragraph-count="30" meta:word-count="187" meta:character-count="1083" meta:non-whitespace-character-count="952"/>
  </office:meta>
</office:document-meta>
</file>